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15%" fo:margin-left="0.5in" style:page-number="1">
        <style:tab-stops/>
      </style:paragraph-properties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3" style:parent-style-name="Titre" style:family="paragraph">
      <style:paragraph-properties fo:text-align="center"/>
    </style:style>
    <style:style style:name="T4" style:parent-style-name="Policepardéfaut" style:family="text">
      <style:text-properties style:font-name="Montserrat" style:font-name-asian="Montserrat" style:font-name-complex="Montserrat" fo:font-weight="normal" style:font-weight-asian="normal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P7" style:parent-style-name="Standard" style:family="paragraph">
      <style:text-properties style:font-name="Montserrat" style:font-name-asian="Montserrat" style:font-name-complex="Montserrat" fo:font-variant="small-caps" fo:color="#009EE0" fo:font-size="22pt" style:font-size-asian="22pt" style:font-size-complex="22pt"/>
    </style:style>
    <style:style style:name="TableColumn9" style:family="table-column">
      <style:table-column-properties style:column-width="2.0909in" style:use-optimal-column-width="false"/>
    </style:style>
    <style:style style:name="TableColumn10" style:family="table-column">
      <style:table-column-properties style:column-width="4.184in" style:use-optimal-column-width="false"/>
    </style:style>
    <style:style style:name="Table8" style:family="table">
      <style:table-properties style:width="6.275in" fo:margin-left="0in" table:align="left"/>
    </style:style>
    <style:style style:name="TableRow11" style:family="table-row">
      <style:table-row-properties style:min-row-height="0.2965in" style:use-optimal-row-height="false"/>
    </style:style>
    <style:style style:name="TableCell12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Policepardéfaut" style:family="text"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TableRow18" style:family="table-row">
      <style:table-row-properties style:min-row-height="0.2965in" style:use-optimal-row-height="false"/>
    </style:style>
    <style:style style:name="TableCell19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/>
    </style:style>
    <style:style style:name="P20" style:parent-style-name="Standard" style:family="paragraph">
      <style:paragraph-properties fo:text-align="center"/>
    </style:style>
    <style:style style:name="T21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22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text-align="center"/>
    </style:style>
    <style:style style:name="T24" style:parent-style-name="Policepardéfaut" style:family="text"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P25" style:parent-style-name="Standard" style:family="paragraph">
      <style:text-properties style:font-name="Montserrat" style:font-name-asian="Montserrat" style:font-name-complex="Montserrat" fo:font-weight="bold" style:font-weight-asian="bold" fo:font-size="11pt" style:font-size-asian="11pt" style:font-size-complex="11pt" fo:language="fr" fo:country="FR"/>
    </style:style>
    <style:style style:name="P26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TableColumn28" style:family="table-column">
      <style:table-column-properties style:column-width="1.7708in" style:use-optimal-column-width="false"/>
    </style:style>
    <style:style style:name="TableColumn29" style:family="table-column">
      <style:table-column-properties style:column-width="1.3125in" style:use-optimal-column-width="false"/>
    </style:style>
    <style:style style:name="TableColumn30" style:family="table-column">
      <style:table-column-properties style:column-width="2.4687in" style:use-optimal-column-width="false"/>
    </style:style>
    <style:style style:name="TableColumn31" style:family="table-column">
      <style:table-column-properties style:column-width="1.3541in" style:use-optimal-column-width="false"/>
    </style:style>
    <style:style style:name="Table27" style:family="table">
      <style:table-properties style:width="6.9062in" fo:margin-left="-0.2013in" table:align="left"/>
    </style:style>
    <style:style style:name="TableRow32" style:family="table-row">
      <style:table-row-properties style:min-row-height="0.2263in" style:use-optimal-row-height="false"/>
    </style:style>
    <style:style style:name="TableCell33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4" style:parent-style-name="Titre2" style:family="paragraph">
      <style:paragraph-properties fo:text-align="center"/>
    </style:style>
    <style:style style:name="T35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36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7" style:parent-style-name="Titre2" style:family="paragraph">
      <style:paragraph-properties fo:text-align="center"/>
    </style:style>
    <style:style style:name="T38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39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40" style:parent-style-name="Titre2" style:family="paragraph">
      <style:paragraph-properties fo:text-align="center"/>
    </style:style>
    <style:style style:name="T41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42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43" style:parent-style-name="Titre2" style:family="paragraph">
      <style:paragraph-properties fo:text-align="center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Row45" style:family="table-row">
      <style:table-row-properties style:min-row-height="0.625in" style:use-optimal-row-height="false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47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T49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T51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52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T54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0pt" style:font-size-asian="10pt" style:font-size-complex="10pt"/>
    </style:style>
    <style:style style:name="P55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P56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P57" style:parent-style-name="Standard" style:family="paragraph">
      <style:text-properties style:font-name="Montserrat" style:font-name-asian="Montserrat" style:font-name-complex="Montserrat"/>
    </style:style>
    <style:style style:name="TableColumn59" style:family="table-column">
      <style:table-column-properties style:column-width="6.5958in" style:use-optimal-column-width="false"/>
    </style:style>
    <style:style style:name="Table58" style:family="table">
      <style:table-properties style:width="6.5958in" fo:margin-left="-0.102in" table:align="left"/>
    </style:style>
    <style:style style:name="TableRow60" style:family="table-row">
      <style:table-row-properties style:min-row-height="0.2361in" style:use-optimal-row-height="false"/>
    </style:style>
    <style:style style:name="TableCell61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62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63" style:family="table-row">
      <style:table-row-properties style:min-row-height="0.1888in" style:use-optimal-row-height="false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66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6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68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6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7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7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72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7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74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7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76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77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78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79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39B69" fo:font-size="16pt" style:font-size-asian="16pt" style:font-size-complex="16pt"/>
    </style:style>
    <style:style style:name="P80" style:parent-style-name="Standard" style:family="paragraph">
      <style:text-properties style:font-name="Montserrat" style:font-name-asian="Montserrat" style:font-name-complex="Montserrat" fo:font-weight="bold" style:font-weight-asian="bold" fo:color="#439B69" fo:font-size="16pt" style:font-size-asian="16pt" style:font-size-complex="16pt" fo:language="fr" fo:country="FR"/>
    </style:style>
    <style:style style:name="P81" style:parent-style-name="Standard" style:family="paragraph">
      <style:paragraph-properties fo:break-before="page"/>
      <style:text-properties style:font-name="Montserrat" style:font-name-asian="Montserrat" style:font-name-complex="Montserrat" fo:language="fr" fo:country="FR"/>
    </style:style>
    <style:style style:name="TableColumn83" style:family="table-column">
      <style:table-column-properties style:column-width="6.5958in" style:use-optimal-column-width="false"/>
    </style:style>
    <style:style style:name="Table82" style:family="table">
      <style:table-properties style:width="6.5958in" fo:margin-left="-0.102in" table:align="left"/>
    </style:style>
    <style:style style:name="TableRow84" style:family="table-row">
      <style:table-row-properties style:min-row-height="0.2361in" style:use-optimal-row-height="false"/>
    </style:style>
    <style:style style:name="TableCell85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86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87" style:family="table-row">
      <style:table-row-properties style:min-row-height="0.8006in" style:use-optimal-row-height="false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top="0.1666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90" style:parent-style-name="Standard" style:list-style-name="LFO4" style:family="paragraph">
      <style:paragraph-properties fo:margin-top="0.1666in"/>
    </style:style>
    <style:style style:name="T9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92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9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94" style:parent-style-name="Standard" style:list-style-name="LFO4" style:family="paragraph">
      <style:paragraph-properties fo:margin-top="0.1666in"/>
    </style:style>
    <style:style style:name="T9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9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9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98" style:parent-style-name="Standard" style:list-style-name="LFO4" style:family="paragraph">
      <style:paragraph-properties fo:margin-top="0.1666in"/>
    </style:style>
    <style:style style:name="T99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0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01" style:parent-style-name="Standard" style:family="paragraph">
      <style:paragraph-properties fo:margin-top="0.1666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02" style:parent-style-name="Standard" style:list-style-name="LFO5" style:family="paragraph">
      <style:paragraph-properties fo:margin-top="0.1666in"/>
    </style:style>
    <style:style style:name="T10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0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05" style:parent-style-name="Standard" style:list-style-name="LFO5" style:family="paragraph">
      <style:paragraph-properties fo:margin-top="0.1666in"/>
    </style:style>
    <style:style style:name="T106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0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10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09" style:parent-style-name="Standard" style:list-style-name="LFO5" style:family="paragraph">
      <style:paragraph-properties fo:margin-top="0.1666in"/>
    </style:style>
    <style:style style:name="T110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1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12" style:parent-style-name="Standard" style:list-style-name="LFO5" style:family="paragraph">
      <style:paragraph-properties fo:margin-top="0.1666in"/>
    </style:style>
    <style:style style:name="T11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1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11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16" style:parent-style-name="Standard" style:list-style-name="LFO5" style:family="paragraph">
      <style:paragraph-properties fo:margin-top="0.1666in"/>
    </style:style>
    <style:style style:name="T11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1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19" style:parent-style-name="Standard" style:family="paragraph">
      <style:paragraph-properties fo:margin-top="0.1666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20" style:parent-style-name="Standard" style:list-style-name="LFO6" style:family="paragraph">
      <style:paragraph-properties fo:margin-top="0.1666in"/>
    </style:style>
    <style:style style:name="T12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2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23" style:parent-style-name="Standard" style:list-style-name="LFO6" style:family="paragraph">
      <style:paragraph-properties fo:margin-top="0.1666in"/>
    </style:style>
    <style:style style:name="T124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25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26" style:parent-style-name="Standard" style:list-style-name="LFO6" style:family="paragraph">
      <style:paragraph-properties fo:margin-top="0.1666in"/>
    </style:style>
    <style:style style:name="T12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2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29" style:parent-style-name="Standard" style:list-style-name="LFO6" style:family="paragraph">
      <style:paragraph-properties fo:margin-top="0.1666in"/>
    </style:style>
    <style:style style:name="T130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3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32" style:parent-style-name="Standard" style:list-style-name="LFO6" style:family="paragraph">
      <style:paragraph-properties fo:margin-top="0.1666in"/>
    </style:style>
    <style:style style:name="T13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3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35" style:parent-style-name="Standard" style:family="paragraph">
      <style:paragraph-properties fo:margin-top="0.1666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36" style:parent-style-name="Standard" style:list-style-name="LFO7" style:family="paragraph">
      <style:paragraph-properties fo:margin-top="0.1666in"/>
    </style:style>
    <style:style style:name="T13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3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39" style:parent-style-name="Standard" style:list-style-name="LFO7" style:family="paragraph">
      <style:paragraph-properties fo:margin-top="0.1666in"/>
    </style:style>
    <style:style style:name="T140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41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42" style:parent-style-name="Standard" style:list-style-name="LFO7" style:family="paragraph">
      <style:paragraph-properties fo:margin-top="0.1666in"/>
    </style:style>
    <style:style style:name="T14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4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45" style:parent-style-name="Standard" style:family="paragraph">
      <style:paragraph-properties fo:margin-top="0.1666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46" style:parent-style-name="Standard" style:list-style-name="LFO8" style:family="paragraph">
      <style:paragraph-properties fo:margin-top="0.1666in"/>
    </style:style>
    <style:style style:name="T14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4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T149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50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51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P152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P153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color="#000000" fo:language="fr" fo:country="FR"/>
    </style:style>
    <style:style style:name="P154" style:parent-style-name="Standard" style:family="paragraph">
      <style:text-properties style:font-name="Montserrat" style:font-name-asian="Montserrat" style:font-name-complex="Montserrat" fo:language="fr" fo:country="FR"/>
    </style:style>
    <style:style style:name="P155" style:parent-style-name="Standard" style:family="paragraph">
      <style:text-properties style:font-name="Montserrat" style:font-name-asian="Montserrat" style:font-name-complex="Montserrat" fo:language="fr" fo:country="FR"/>
    </style:style>
    <style:style style:name="TableColumn157" style:family="table-column">
      <style:table-column-properties style:column-width="6.5958in" style:use-optimal-column-width="false"/>
    </style:style>
    <style:style style:name="Table156" style:family="table">
      <style:table-properties style:width="6.5958in" fo:margin-left="-0.102in" table:align="left"/>
    </style:style>
    <style:style style:name="TableRow158" style:family="table-row">
      <style:table-row-properties style:min-row-height="0.2361in" style:use-optimal-row-height="false"/>
    </style:style>
    <style:style style:name="TableCell159" style:family="table-cell">
      <style:table-cell-properties fo:border="0.0069in solid #000000" fo:background-color="#EDEDED" style:writing-mode="lr-tb" fo:padding-top="0in" fo:padding-left="0.0784in" fo:padding-bottom="0in" fo:padding-right="0.075in"/>
    </style:style>
    <style:style style:name="T160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161" style:family="table-row">
      <style:table-row-properties style:min-row-height="0.0187in" style:use-optimal-row-height="false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64" style:parent-style-name="Policepardéfaut" style:family="text">
      <style:text-properties style:font-name="Segoe UI Emoji" style:font-name-asian="Montserrat" style:font-name-complex="Segoe UI Emoji" style:font-style-complex="italic" style:use-window-font-color="true" fo:font-size="11pt" style:font-size-asian="11pt" style:font-size-complex="11pt"/>
    </style:style>
    <style:style style:name="T165" style:parent-style-name="Policepardéfaut" style:family="text">
      <style:text-properties style:font-name="Montserrat" style:font-name-asian="Montserrat" style:font-name-complex="Montserrat" style:font-style-complex="italic" style:use-window-font-color="true" fo:font-size="11pt" style:font-size-asian="11pt" style:font-size-complex="11pt"/>
    </style:style>
    <style:style style:name="T16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67" style:parent-style-name="Standard" style:list-style-name="LFO9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68" style:parent-style-name="Standard" style:list-style-name="LFO9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69" style:parent-style-name="Standard" style:list-style-name="LFO9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70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71" style:parent-style-name="Policepardéfaut" style:family="text">
      <style:text-properties style:font-name="Segoe UI Emoji" style:font-name-asian="Montserrat" style:font-name-complex="Segoe UI Emoji" style:font-style-complex="italic" style:use-window-font-color="true" fo:font-size="11pt" style:font-size-asian="11pt" style:font-size-complex="11pt"/>
    </style:style>
    <style:style style:name="T17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style:use-window-font-color="true" fo:font-size="11pt" style:font-size-asian="11pt" style:font-size-complex="11pt"/>
    </style:style>
    <style:style style:name="T17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74" style:parent-style-name="Standard" style:list-style-name="LFO10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75" style:parent-style-name="Standard" style:list-style-name="LFO10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76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77" style:parent-style-name="Policepardéfaut" style:family="text">
      <style:text-properties style:font-name="Segoe UI Emoji" style:font-name-asian="Montserrat" style:font-name-complex="Segoe UI Emoji" style:font-style-complex="italic" style:use-window-font-color="true" fo:font-size="11pt" style:font-size-asian="11pt" style:font-size-complex="11pt"/>
    </style:style>
    <style:style style:name="T178" style:parent-style-name="Policepardéfaut" style:family="text">
      <style:text-properties style:font-name="Montserrat" style:font-name-asian="Montserrat" style:font-name-complex="Montserrat" fo:font-style="italic" style:font-style-asian="italic" style:use-window-font-color="true" fo:font-size="11pt" style:font-size-asian="11pt" style:font-size-complex="11pt"/>
    </style:style>
    <style:style style:name="T17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/>
    </style:style>
    <style:style style:name="P180" style:parent-style-name="Standard" style:list-style-name="LFO11" style:family="paragraph"/>
    <style:style style:name="T18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82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83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84" style:parent-style-name="Standard" style:list-style-name="LFO11" style:family="paragraph"/>
    <style:style style:name="T18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T18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1pt" style:font-size-asian="11pt" style:font-size-complex="11pt" fo:language="fr" fo:country="FR"/>
    </style:style>
    <style:style style:name="P187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88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89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 fo:language="fr" fo:country="FR"/>
    </style:style>
    <style:style style:name="P190" style:parent-style-name="Standard" style:family="paragraph">
      <style:text-properties style:font-name="Montserrat" style:font-name-asian="Montserrat" style:font-name-complex="Montserrat" fo:font-size="11pt" style:font-size-asian="11pt" style:font-size-complex="11pt" fo:language="fr" fo:country="FR"/>
    </style:style>
    <style:style style:name="P191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3"><text:bookmark-start text:name="_heading=h.7gu1p6o4xqmc"/><text:bookmark-end text:name="_heading=h.7gu1p6o4xqmc"/><text:span text:style-name="T4">Expression des besoins</text:span></text:p>
      <text:p text:style-name="P5"/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Titre du projet</text:span></text:p>
          </table:table-cell>
          <table:table-cell table:style-name="TableCell15">
            <text:p text:style-name="P16"><text:span text:style-name="T17">Analyse de la satisfaction client à partir des retours et avis</text:span></text:p>
          </table:table-cell>
        </table:table-row>
        <table:table-row table:style-name="TableRow18">
          <table:table-cell table:style-name="TableCell19">
            <text:p text:style-name="P20"><text:span text:style-name="T21">Contact Business</text:span></text:p>
          </table:table-cell>
          <table:table-cell table:style-name="TableCell22">
            <text:p text:style-name="P23"><text:span text:style-name="T24">Olivier – Responsable Service Client</text:span></text:p>
          </table:table-cell>
        </table:table-row>
      </table:table>
      <text:p text:style-name="P25"/>
      <text:h text:style-name="P26" text:outline-level="2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h text:style-name="P34" text:outline-level="2"><text:span text:style-name="T35">Version</text:span></text:h>
          </table:table-cell>
          <table:table-cell table:style-name="TableCell36">
            <text:h text:style-name="P37" text:outline-level="2"><text:span text:style-name="T38">Auteur</text:span></text:h>
          </table:table-cell>
          <table:table-cell table:style-name="TableCell39">
            <text:h text:style-name="P40" text:outline-level="2"><text:span text:style-name="T41">Description</text:span></text:h>
          </table:table-cell>
          <table:table-cell table:style-name="TableCell42">
            <text:h text:style-name="P43" text:outline-level="2"><text:span text:style-name="T44">Date</text:span></text:h>
          </table:table-cell>
        </table:table-row>
        <table:table-row table:style-name="TableRow45">
          <table:table-cell table:style-name="TableCell46">
            <text:h text:style-name="Titre2" text:outline-level="2"><text:span text:style-name="T47">V1</text:span></text:h>
          </table:table-cell>
          <table:table-cell table:style-name="TableCell48">
            <text:h text:style-name="Titre2" text:outline-level="2"><text:span text:style-name="T49">Leslie Deluy</text:span></text:h>
          </table:table-cell>
          <table:table-cell table:style-name="TableCell50">
            <text:h text:style-name="Titre2" text:outline-level="2"><text:span text:style-name="T51">Business<text:s/></text:span><text:span text:style-name="T52">Intelligence Analyst</text:span></text:h>
          </table:table-cell>
          <table:table-cell table:style-name="TableCell53">
            <text:h text:style-name="Titre2" text:outline-level="2"><text:span text:style-name="T54">22.05.2025</text:span></text:h>
          </table:table-cell>
        </table:table-row>
      </table:table>
      <text:h text:style-name="P55" text:outline-level="2"/>
      <text:h text:style-name="P56" text:outline-level="2"/>
      <text:p text:style-name="P57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Standard"><text:span text:style-name="T62">Contexte du projet</text:span></text:p>
          </table:table-cell>
        </table:table-row>
        <table:table-row table:style-name="TableRow63">
          <table:table-cell table:style-name="TableCell64">
            <text:p text:style-name="P65"/>
            <text:p text:style-name="Standard"><text:span text:style-name="T66">BestMarket souhaite améliorer l’expérience en magasin et en ligne à travers une<text:s/></text:span><text:span text:style-name="T67">meilleure compréhension des retours clients</text:span><text:span text:style-name="T68">. Le projet “RetailInsight360” vise à<text:s/></text:span><text:span text:style-name="T69">analyser les données issues des<text:s/></text:span><text:span text:style-name="T70">retours, avis, recommandations et feedbacks SAV</text:span><text:span text:style-name="T71"><text:s/>pour identifier les leviers d’optimisation, valoriser les magasins performants, et détecter les irritants.</text:span></text:p>
            <text:p text:style-name="Standard"><text:span text:style-name="T72">L’objectif est d’exploiter les données existantes et complémentaires (ref_magasin) pour produire des<text:s/></text:span><text:span text:style-name="T73">indicateurs de satisfaction, d’efficacité des services, et de fidélisation client</text:span><text:span text:style-name="T74"><text:s/>(ex : NPS).</text:span><text:span text:style-name="T75"><text:line-break/></text:span><text:span text:style-name="T76">Cette analyse orientera les actions marketing, opérationnelles et managériales.</text:span></text:p>
            <text:p text:style-name="P77"/>
            <text:p text:style-name="P78"/>
          </table:table-cell>
        </table:table-row>
      </table:table>
      <text:h text:style-name="P79" text:outline-level="2"/>
      <text:p text:style-name="P80"/>
      <text:p text:style-name="P81"/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Standard"><text:span text:style-name="T86">Expressions des besoins</text:span></text:p>
          </table:table-cell>
        </table:table-row>
        <table:table-row table:style-name="TableRow87">
          <table:table-cell table:style-name="TableCell88">
            <text:p text:style-name="P89">1. Retours clients par thématique</text:p>
            <text:list text:style-name="LFO4" text:continue-numbering="true">
              <text:list-item>
                <text:p text:style-name="P90"><text:span text:style-name="T91">Nombre de<text:s/></text:span><text:span text:style-name="T92">retours clients sur la<text:s/></text:span><text:span text:style-name="T93">livraison</text:span></text:p>
              </text:list-item>
              <text:list-item>
                <text:p text:style-name="P94"><text:span text:style-name="T95">Nombre de retours clients par<text:s/></text:span><text:span text:style-name="T96">source</text:span><text:span text:style-name="T97"><text:s/>(email, réseaux sociaux, téléphone)</text:span></text:p>
              </text:list-item>
              <text:list-item>
                <text:p text:style-name="P98"><text:span text:style-name="T99">Liste des<text:s/></text:span><text:span text:style-name="T100">notes issues des réseaux sociaux sur les TV</text:span></text:p>
              </text:list-item>
            </text:list>
            <text:p text:style-name="P101">2. Indicateurs de satisfaction</text:p>
            <text:list text:style-name="LFO5" text:continue-numbering="true">
              <text:list-item>
                <text:p text:style-name="P102"><text:span text:style-name="T103">Note moyenne<text:s/></text:span><text:span text:style-name="T104">par catégorie de produit</text:span></text:p>
              </text:list-item>
              <text:list-item>
                <text:p text:style-name="P105"><text:span text:style-name="T106">Note moyenne<text:s/></text:span><text:span text:style-name="T107">par<text:s/></text:span><text:span text:style-name="T108">typologie produit sur le SAV</text:span></text:p>
              </text:list-item>
              <text:list-item>
                <text:p text:style-name="P109"><text:span text:style-name="T110">Note moyenne<text:s/></text:span><text:span text:style-name="T111">globale sur les boissons</text:span></text:p>
              </text:list-item>
              <text:list-item>
                <text:p text:style-name="P112"><text:span text:style-name="T113">Note moyenne<text:s/></text:span><text:span text:style-name="T114">par jour de la semaine</text:span><text:span text:style-name="T115"><text:s/>(expérience magasin)</text:span></text:p>
              </text:list-item>
              <text:list-item>
                <text:p text:style-name="P116"><text:span text:style-name="T117">Note moyenne<text:s/></text:span><text:span text:style-name="T118">par mois sur les retours SAV</text:span></text:p>
              </text:list-item>
            </text:list>
            <text:p text:style-name="P119">3. Performance des magasins</text:p>
            <text:list text:style-name="LFO6" text:continue-numbering="true">
              <text:list-item>
                <text:p text:style-name="P120"><text:span text:style-name="T121">Classement des<text:s/></text:span><text:span text:style-name="T122">5 magasins les mieux notés</text:span></text:p>
              </text:list-item>
              <text:list-item>
                <text:p text:style-name="P123"><text:span text:style-name="T124">Liste des<text:s/></text:span><text:span text:style-name="T125">magasins avec une note inférieure à la moyenne</text:span></text:p>
              </text:list-item>
              <text:list-item>
                <text:p text:style-name="P126"><text:span text:style-name="T127">Liste des<text:s/></text:span><text:span text:style-name="T128">magasins avec le plus de feedbacks</text:span></text:p>
              </text:list-item>
              <text:list-item>
                <text:p text:style-name="P129"><text:span text:style-name="T130">Liste des<text:s/></text:span><text:span text:style-name="T131">magasins avec plus de 12 feedbacks sur le drive</text:span></text:p>
              </text:list-item>
              <text:list-item>
                <text:p text:style-name="P132"><text:span text:style-name="T133">Le classement<text:s/></text:span><text:span text:style-name="T134">des départements par note</text:span></text:p>
              </text:list-item>
            </text:list>
            <text:p text:style-name="P135">4. Fidélité client</text:p>
            <text:list text:style-name="LFO7" text:continue-numbering="true">
              <text:list-item>
                <text:p text:style-name="P136"><text:span text:style-name="T137">Calcul du<text:s/></text:span><text:span text:style-name="T138">NPS global</text:span></text:p>
              </text:list-item>
              <text:list-item>
                <text:p text:style-name="P139"><text:span text:style-name="T140">NPS<text:s/></text:span><text:span text:style-name="T141">par source</text:span></text:p>
              </text:list-item>
              <text:list-item>
                <text:p text:style-name="P142"><text:span text:style-name="T143">Taux de<text:s/></text:span><text:span text:style-name="T144">recommandation client</text:span></text:p>
              </text:list-item>
            </text:list>
            <text:p text:style-name="P145">5. Évolution dans le temps</text:p>
            <text:list text:style-name="LFO8" text:continue-numbering="true">
              <text:list-item>
                <text:p text:style-name="P146"><text:span text:style-name="T147">Typologies de produit ayant<text:s/></text:span><text:span text:style-name="T148">amélioré leur note</text:span><text:span text:style-name="T149"><text:s/>entre T1 et T2 2021</text:span></text:p>
              </text:list-item>
            </text:list>
            <text:p text:style-name="P150"/>
            <text:p text:style-name="P151"/>
            <text:p text:style-name="P152"/>
            <text:p text:style-name="P153"/>
          </table:table-cell>
        </table:table-row>
      </table:table>
      <text:p text:style-name="P154"/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Standard"><text:span text:style-name="T160">Exigences</text:span></text:p>
          </table:table-cell>
        </table:table-row>
        <table:table-row table:style-name="TableRow161">
          <table:table-cell table:style-name="TableCell162">
            <text:p text:style-name="P163"/>
            <text:p text:style-name="Standard"><text:span text:style-name="T164">🔧</text:span><text:span text:style-name="T165"><text:s/></text:span><text:span text:style-name="T166">Techniques</text:span></text:p>
            <text:list text:style-name="LFO9" text:continue-numbering="true">
              <text:list-item>
                <text:p text:style-name="P167">Intégration d'une table complémentaire ref_magasin</text:p>
              </text:list-item>
              <text:list-item>
                <text:p text:style-name="P168">Nettoyage des fichiers sources CSV (erreurs de géolocalisation, libellés, format des<text:s/>colonnes)</text:p>
              </text:list-item>
              <text:list-item>
                <text:p text:style-name="P169">Schéma relationnel mis à jour avec clés étrangères</text:p>
              </text:list-item>
            </text:list>
            <text:p text:style-name="P170"/>
            <text:p text:style-name="Standard"><text:span text:style-name="T171">👥</text:span><text:span text:style-name="T172"><text:s/></text:span><text:span text:style-name="T173">Humaines</text:span></text:p>
            <text:list text:style-name="LFO10" text:continue-numbering="true">
              <text:list-item>
                <text:p text:style-name="P174">Collaboration entre l'équipe data et le service client</text:p>
              </text:list-item>
              <text:list-item>
                <text:p text:style-name="P175">Revue des résultats en comité hebdomadaire avec Mélanie et Olivier</text:p>
              </text:list-item>
            </text:list>
            <text:p text:style-name="P176"/>
            <text:p text:style-name="Standard"><text:span text:style-name="T177">⏰</text:span><text:span text:style-name="T178"><text:s/></text:span><text:span text:style-name="T179">Temporelles</text:span></text:p>
            <text:list text:style-name="LFO11" text:continue-numbering="true">
              <text:list-item>
                <text:p text:style-name="P180"><text:span text:style-name="T181">Livraison de la première analyse et des<text:s/></text:span><text:span text:style-name="T182">requêtes avant<text:s/></text:span><text:span text:style-name="T183">le prochain comité projet</text:span></text:p>
              </text:list-item>
              <text:list-item>
                <text:p text:style-name="P184"><text:span text:style-name="T185">Restitution synthétique à destination du responsable métier (Olivier) →<text:s/></text:span><text:span text:style-name="T186">présentation non technique</text:span></text:p>
              </text:list-item>
            </text:list>
            <text:p text:style-name="P187"/>
            <text:p text:style-name="P188"/>
            <text:p text:style-name="P189"/>
            <text:p text:style-name="P190"/>
          </table:table-cell>
        </table:table-row>
      </table:table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color="#129E00" fo:font-size="12pt" style:font-size-asian="12pt" style:font-size-complex="14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margin-top="0.1666in" fo:margin-bottom="0.0416in"/>
      <style:text-properties style:font-weight-complex="bold" style:font-size-complex="14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margin-top="0.1666in" fo:margin-bottom="0.0416in"/>
      <style:text-properties style:font-weight-complex="bold" fo:font-style="italic" style:font-style-asian="italic" style:font-style-complex="italic" style:font-size-complex="13pt" fo:hyphenate="false"/>
    </style:style>
    <style:style style:name="Titre6" style:display-name="Titre 6" style:family="paragraph" style:parent-style-name="Normal" style:next-style-name="Standard" style:default-outline-level="6">
      <style:paragraph-properties fo:margin-top="0.1666in" fo:margin-bottom="0.0416in"/>
      <style:text-properties style:font-weight-complex="bold" style:font-size-complex="11pt" fo:hyphenate="false"/>
    </style:style>
    <style:style style:name="Titre7" style:display-name="Titre 7" style:family="paragraph" style:parent-style-name="Normal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itre8" style:display-name="Titre 8" style:family="paragraph" style:parent-style-name="Normal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itre9" style:display-name="Titre 9" style:family="paragraph" style:parent-style-name="Normal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language="de" fo:country="D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" style:display-name="En-tête" style:family="paragraph" style:parent-style-name="Standard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style:letter-kerning="true" fo:font-size="14pt" style:font-size-asian="14pt" style:font-size-complex="16pt" fo:language="de" fo:country="DE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weight="bold" style:font-weight-asian="bold" style:font-weight-complex="bold" style:font-style-complex="italic" fo:color="#129E00" style:font-size-complex="14pt" fo:language="de" fo:country="DE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fo:font-size="10pt" style:font-size-asian="10pt" style:font-size-complex="13pt" fo:language="de" fo:country="DE"/>
    </style:style>
    <style:style style:name="Titre4Car" style:display-name="Titre 4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4pt" style:text-underline-type="single" style:text-underline-style="solid" style:text-underline-width="auto" style:text-underline-mode="continuous" style:text-underline-color="font-color" fo:language="de" fo:country="DE"/>
    </style:style>
    <style:style style:name="Titre5Car" style:display-name="Titre 5 Car" style:family="text" style:parent-style-name="Policepardéfaut">
      <style:text-properties style:font-name="Arial" style:font-name-asian="Arial" style:font-name-complex="Arial" style:font-weight-complex="bold" fo:font-style="italic" style:font-style-asian="italic" style:font-style-complex="italic" fo:color="#262626" fo:font-size="10pt" style:font-size-asian="10pt" style:font-size-complex="13pt" fo:language="de" fo:country="DE"/>
    </style:style>
    <style:style style:name="Titre6Car" style:display-name="Titre 6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1pt" fo:language="de" fo:country="DE"/>
    </style:style>
    <style:style style:name="Titre7Car" style:display-name="Titre 7 Car" style:family="text" style:parent-style-name="Policepardéfaut">
      <style:text-properties style:font-name="Times New Roman" style:font-name-asian="Arial" style:font-name-complex="Arial" fo:color="#262626" fo:font-size="10pt" style:font-size-asian="10pt" fo:language="de" fo:country="DE"/>
    </style:style>
    <style:style style:name="Titre8Car" style:display-name="Titre 8 Car" style:family="text" style:parent-style-name="Policepardéfaut">
      <style:text-properties style:font-name="Times New Roman" style:font-name-asian="Arial" style:font-name-complex="Arial" fo:font-style="italic" style:font-style-asian="italic" style:font-style-complex="italic" fo:color="#262626" fo:font-size="10pt" style:font-size-asian="10pt" fo:language="de" fo:country="DE"/>
    </style:style>
    <style:style style:name="Titre9Car" style:display-name="Titre 9 Car" style:family="text" style:parent-style-name="Policepardéfaut">
      <style:text-properties style:font-name="Arial" style:font-name-asian="Arial" style:font-name-complex="Arial" fo:color="#262626" fo:font-size="11pt" style:font-size-asian="11pt" style:font-size-complex="11pt" fo:language="de" fo:country="DE"/>
    </style:style>
    <style:style style:name="ListLabel1" style:display-name="ListLabel 1" style:family="text">
      <style:text-properties style:font-name="Montserrat" style:font-name-asian="Calibri" style:font-name-complex="Calibri" fo:font-size="11pt" style:font-size-asian="11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9pt" fo:hyphenate="false"/>
    </style:style>
    <style:style style:name="PieddepageCar" style:display-name="Pied de page Car" style:family="text" style:parent-style-name="Policepardéfaut">
      <style:text-properties style:font-name-complex="Mangal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font-size="11pt" style:font-size-asian="11pt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Montserrat" fo:font-size="11pt" style:font-size-asian="11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line-height="115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2.9071in" svg:height="0.7244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yrielle Gandon</meta:initial-creator>
    <dc:creator>Leslie Deluy</dc:creator>
    <meta:creation-date>2025-05-22T08:06:00Z</meta:creation-date>
    <dc:date>2025-05-22T12:34:00Z</dc:date>
    <meta:print-date>2025-05-22T08:08:00Z</meta:print-date>
    <meta:template xlink:href="Normal" xlink:type="simple"/>
    <meta:editing-cycles>4</meta:editing-cycles>
    <meta:editing-duration>PT0S</meta:editing-duration>
    <meta:document-statistic meta:page-count="3" meta:paragraph-count="4" meta:word-count="369" meta:character-count="2400" meta:row-count="16" meta:non-whitespace-character-count="2035"/>
  </office:meta>
</office:document-meta>
</file>